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7.21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2.895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5.422cm" fo:break-before="auto" style:use-optimal-row-height="true"/>
    </style:style>
    <style:style style:name="ro19" style:family="table-row">
      <style:table-row-properties style:row-height="3.632cm" fo:break-before="auto" style:use-optimal-row-height="true"/>
    </style:style>
    <style:style style:name="ro20" style:family="table-row">
      <style:table-row-properties style:row-height="4.554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2" style:family="table-cell" style:parent-style-name="Default">
      <style:text-properties fo:color="#067d17"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20"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35" style:family="table-cell" style:parent-style-name="Default">
      <style:table-cell-properties fo:wrap-option="wrap"/>
      <style:text-properties fo:color="#000000" style:font-name="Liberation Sans" fo:font-size="12pt" fo:font-weight="normal" style:font-size-asian="12pt" style:font-name-complex="Lohit Devanagari" style:font-size-complex="12pt"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3" office:value-type="string" calcext:value-type="string">
            <text:p>Nome do atributo</text:p>
          </table:table-cell>
          <table:table-cell table:style-name="ce20" office:value-type="string" calcext:value-type="string">
            <text:p>Definição</text:p>
          </table:table-cell>
          <table:table-cell table:style-name="ce3" office:value-type="string" calcext:value-type="string">
            <text:p>Categoria</text:p>
          </table:table-cell>
          <table:table-cell table:style-name="ce3" office:value-type="string" calcext:value-type="string">
            <text:p>Fonte</text:p>
          </table:table-cell>
          <table:table-cell table:style-name="ce3" office:value-type="string" calcext:value-type="string">
            <text:p>Limitação/observação</text:p>
          </table:table-cell>
          <table:table-cell table:style-name="ce1" table:number-columns-repeated="1019"/>
        </table:table-row>
        <table:table-row table:style-name="ro1">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2">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4">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table-cell table:style-name="ce8" office:value-type="string" calcext:value-type="string">
            <text:p>NIVEL_HIERARQUIA_URBANA</text:p>
          </table:table-cell>
          <table:table-cell table:style-name="ce24" office:value-type="string" calcext:value-type="string">
            <text:p><text:span text:style-name="T6">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5">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EMOGRAFICA_AGLOMERADOS</text:p>
          </table:table-cell>
          <table:table-cell table:style-name="ce9" office:value-type="string" calcext:value-type="string">
            <text:p><text:span text:style-name="T5">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OMICILIOS_AGLOMERADOS</text:p>
          </table:table-cell>
          <table:table-cell table:style-name="ce9" office:value-type="string" calcext:value-type="string">
            <text:p><text:span text:style-name="T5">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8">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1">
          <table:table-cell table:style-name="ce8" office:value-type="string" calcext:value-type="string">
            <text:p>PERCENTUAL_POPULACAO_VIVE_DOMICILIOS_SEM_BANHEIRO_AGUA</text:p>
          </table:table-cell>
          <table:table-cell table:style-name="ce8" office:value-type="string" calcext:value-type="string">
            <text:p>100 – PERCENTUAL_POPULACAO_VIVE_DOMICILIOS_BANHEIRO_AGU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9">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5">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3">
          <table:table-cell table:style-name="ce12" office:value-type="string" calcext:value-type="string">
            <text:p>RAZAO_POPULCAO_DOMICILIOS_ESTIMADA</text:p>
          </table:table-cell>
          <table:table-cell table:style-name="ce25" office:value-type="string" calcext:value-type="string">
            <text:p>POPULACAO_ESTIMADA / DOMICILIOS_PARTICULARES_OCUPADOS_ESTIMADO</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1">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2">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3">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4">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4">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4">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1">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1">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1">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1">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1">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1">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1">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4">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4">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5">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5">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5">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5">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5">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5">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6">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4">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4">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7">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1">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5">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4">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5">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5">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5">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5">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5">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5">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5">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18">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3">
          <table:table-cell table:style-name="ce8" office:value-type="string" calcext:value-type="string">
            <text:p>PERCENTUAL_TRABALHADORES_INFORMAIS</text:p>
          </table:table-cell>
          <table:table-cell table:style-name="ce35" office:value-type="string" calcext:value-type="string">
            <text:p>100 – PERCENTUAL_TRABALHADORES_FORMALIZADOS</text:p>
          </table:table-cell>
          <table:table-cell table:style-name="ce8" office:value-type="string" calcext:value-type="string">
            <text:p>Trabalho</text:p>
          </table:table-cell>
          <table:table-cell table:style-name="ce8" table:number-columns-repeated="2"/>
          <table:table-cell table:number-columns-repeated="1019"/>
        </table:table-row>
        <table:table-row table:style-name="ro5">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18">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5">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5">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1">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1">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1">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1">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19">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11">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0">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19">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19">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5">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1">
          <table:table-cell table:style-name="ce16" office:value-type="string" calcext:value-type="string">
            <text:p>MEDIA_PERCENTUAL_VARIACAO_VISITAS_ESTACAO_TRANSPORTE</text:p>
          </table:table-cell>
          <table:table-cell office:value-type="string" calcext:value-type="string">
            <text:p>Médi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_PERCENTUAL_VARIACAO_VISITAS_LOCAIS_TRABALHO</text:p>
          </table:table-cell>
          <table:table-cell office:value-type="string" calcext:value-type="string">
            <text:p>Médi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_PERCENTUAL_VARIACAO_PERMANENCIA_RESIDENCIAS</text:p>
          </table:table-cell>
          <table:table-cell office:value-type="string" calcext:value-type="string">
            <text:p>Médi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VISITAS_ESTACAO_TRANSPORTE</text:p>
          </table:table-cell>
          <table:table-cell office:value-type="string" calcext:value-type="string">
            <text:p>Median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VISITAS_LOCAIS_TRABALHO</text:p>
          </table:table-cell>
          <table:table-cell office:value-type="string" calcext:value-type="string">
            <text:p>Median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PERMANENCIA_RESIDENCIAS</text:p>
          </table:table-cell>
          <table:table-cell office:value-type="string" calcext:value-type="string">
            <text:p>Median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QUARTILE_3_PERCENTUAL_VARIACAO_VISITAS_ESTACAO_TRANSPORTE</text:p>
          </table:table-cell>
          <table:table-cell office:value-type="string" calcext:value-type="string">
            <text:p>Terceiro quartile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text:span text:style-name="T5">QUARTILE_3</text:span>_PERCENTUAL_VARIACAO_VISITAS_LOCAIS_TRABALHO</text:p>
          </table:table-cell>
          <table:table-cell office:value-type="string" calcext:value-type="string">
            <text:p><text:span text:style-name="T3">Terceiro quartile</text:span>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text:span text:style-name="T5">QUARTILE_3</text:span>_PERCENTUAL_VARIACAO_PERMANENCIA_RESIDENCIAS</text:p>
          </table:table-cell>
          <table:table-cell office:value-type="string" calcext:value-type="string">
            <text:p><text:span text:style-name="T3">Terceiro quartile</text:span>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_INDICE_NIVEL_CONSERVADORISMO_VARIACAO_TRABALHO</text:p>
          </table:table-cell>
          <table:table-cell office:value-type="string" calcext:value-type="string">
            <text:p>Médi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5">
          <table:table-cell table:style-name="ce16" office:value-type="string" calcext:value-type="string">
            <text:p>MEDIANA_INDICE_NIVEL_CONSERVADORISMO_VARIACAO_TRABALHO</text:p>
          </table:table-cell>
          <table:table-cell office:value-type="string" calcext:value-type="string">
            <text:p>Median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5">
          <table:table-cell table:style-name="ce16" office:value-type="string" calcext:value-type="string">
            <text:p>QUARTILE_3_INDICE_NIVEL_CONSERVADORISMO_VARIACAO_TRABALHO</text:p>
          </table:table-cell>
          <table:table-cell office:value-type="string" calcext:value-type="string">
            <text:p>Terceiro quartile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3" table:number-rows-repeated="1048311">
          <table:table-cell table:number-columns-repeated="1024"/>
        </table:table-row>
        <table:table-row table:style-name="ro23">
          <table:table-cell table:number-columns-repeated="1024"/>
        </table:table-row>
      </table:table>
      <table:table table:name="Sheet2" table:style-name="ta1">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64"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2">00/00/0000</text:date>, <text:time style:data-style-name="N2" text:time-value="15:54:14.1744534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12T03:06:10.590924672</dc:date>
    <meta:editing-duration>P3DT9H18M23S</meta:editing-duration>
    <meta:editing-cycles>80</meta:editing-cycles>
    <meta:document-statistic meta:table-count="2" meta:cell-count="1087" meta:object-count="0"/>
  </office:meta>
</office:document-meta>
</file>